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y</mi>
            <mi>′</mi>
            <mrow>
              <mi>′</mi>
              <mo stretchy="false">−</mo>
              <mi>sin</mi>
            </mrow>
            <mrow>
              <mo fence="true" form="prefix" stretchy="true">(</mo>
              <mrow>
                <mi>x</mi>
              </mrow>
              <mo fence="true" form="postfix" stretchy="true">)</mo>
            </mrow>
            <mrow>
              <mi>y</mi>
              <mo stretchy="false">=</mo>
              <mn>0</mn>
            </mrow>
            <mspace width="2em"/>
            <mo stretchy="false">→</mo>
            <mspace width="2em"/>
            <mi>y</mi>
            <mrow>
              <mrow>
                <mo fence="true" form="prefix" stretchy="false">(</mo>
                <mrow>
                  <mi>π</mi>
                </mrow>
                <mo fence="true" form="postfix" stretchy="false">)</mo>
              </mrow>
              <mo stretchy="false">=</mo>
              <mn>1</mn>
            </mrow>
            <mi>e</mi>
            <mi>y</mi>
            <mi>′</mi>
            <mrow>
              <mrow>
                <mo fence="true" form="prefix" stretchy="false">(</mo>
                <mrow>
                  <mi>π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i>y</mi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row>
                <msub>
                  <mi>a</mi>
                  <mi>n</mi>
                </msub>
                <msup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  <mi>n</mi>
                </msup>
              </mrow>
            </mrow>
          </mrow>
        </mtd>
      </mtr>
      <mtr>
        <mtd>
          <mrow>
            <mi>y</mi>
            <mrow>
              <mi>'</mi>
              <mo stretchy="false">=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row>
                  <mi>n</mi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1</mn>
                    </mrow>
                  </msup>
                </mrow>
              </mrow>
            </mrow>
          </mrow>
        </mtd>
      </mtr>
      <mtr>
        <mtd>
          <mrow>
            <mi>y</mi>
            <mi>'</mi>
            <mrow>
              <mi>'</mi>
              <mo stretchy="false">=</mo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2</mn>
                    </mrow>
                  </msup>
                </mrow>
              </mrow>
            </mrow>
          </mrow>
        </mtd>
      </mtr>
      <mtr>
        <mtd>
          <mrow>
            <msup>
              <mi>e</mi>
              <mrow/>
            </msup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frac>
                <msup>
                  <mi>x</mi>
                  <mi>n</mi>
                </msup>
                <mrow>
                  <mi>n</mi>
                  <mo stretchy="false">!</mo>
                </mrow>
              </mfrac>
            </mrow>
          </mrow>
        </mtd>
      </mtr>
      <mtr>
        <mtd>
          <mrow>
            <mi>si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frac>
                    <msup>
                      <mi>x</mi>
                      <mrow>
                        <mn>2</mn>
                        <mrow>
                          <mi>n</mi>
                          <mo stretchy="false">+</mo>
                          <mn>1</mn>
                        </mrow>
                      </mrow>
                    </msup>
                    <mrow>
                      <mrow>
                        <mo fence="true" form="prefix" stretchy="true">(</mo>
                        <mrow>
                          <mrow>
                            <mn>2</mn>
                            <mrow>
                              <mi>n</mi>
                              <mo stretchy="false">+</mo>
                              <mn>1</mn>
                            </mrow>
                          </mrow>
                        </mrow>
                        <mo fence="true" form="postfix" stretchy="true">)</mo>
                      </mrow>
                      <mo stretchy="false">!</mo>
                    </mrow>
                  </mfrac>
                  <msup>
                    <mrow>
                      <mo fence="true" form="prefix" stretchy="tru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i>n</mi>
                  </msup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2</mn>
                    </mrow>
                  </msup>
                </mrow>
              </mrow>
              <mo stretchy="false">−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frac>
                    <msup>
                      <mi>x</mi>
                      <mrow>
                        <mn>2</mn>
                        <mrow>
                          <mi>n</mi>
                          <mo stretchy="false">+</mo>
                          <mn>1</mn>
                        </mrow>
                      </mrow>
                    </msup>
                    <mrow>
                      <mrow>
                        <mo fence="true" form="prefix" stretchy="true">(</mo>
                        <mrow>
                          <mrow>
                            <mn>2</mn>
                            <mrow>
                              <mi>n</mi>
                              <mo stretchy="false">+</mo>
                              <mn>1</mn>
                            </mrow>
                          </mrow>
                        </mrow>
                        <mo fence="true" form="postfix" stretchy="true">)</mo>
                      </mrow>
                      <mo stretchy="false">!</mo>
                    </mrow>
                  </mfrac>
                  <mrow>
                    <msup>
                      <mrow>
                        <mo fence="true" form="prefix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row>
                        <mn>2</mn>
                        <mrow>
                          <mi>n</mi>
                          <mo stretchy="false">+</mo>
                          <mn>1</mn>
                        </mrow>
                      </mrow>
                    </msup>
                    <mo stretchy="false">⋅</mo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i mathvariant="normal">∞</mi>
                      </munderover>
                      <mrow>
                        <msub>
                          <mi>a</mi>
                          <mi>n</mi>
                        </msub>
                        <msup>
                          <mrow>
                            <mo fence="true" form="prefix" stretchy="true">(</mo>
                            <mrow>
                              <mi>x</mi>
                            </mrow>
                            <mo fence="true" form="postfix" stretchy="true">)</mo>
                          </mrow>
                          <mi>n</mi>
                        </msup>
                      </mrow>
                    </mrow>
                  </mrow>
                </mrow>
              </mrow>
            </mrow>
            <mo stretchy="false">=</mo>
            <mn>0</mn>
          </mrow>
        </mtd>
      </mtr>
      <mtr>
        <mtd>
          <mrow>
            <mrow>
              <mrow>
                <mo fence="true" form="prefix" stretchy="true">(</mo>
                <mrow>
                  <mrow>
                    <mn>2</mn>
                    <mrow>
                      <msub>
                        <mi>a</mi>
                        <mn>2</mn>
                      </msub>
                      <mo stretchy="false">+</mo>
                      <mn>6</mn>
                    </mrow>
                    <msub>
                      <mi>a</mi>
                      <mn>3</mn>
                    </msub>
                    <mrow>
                      <mi>x</mi>
                      <mo stretchy="false">+</mo>
                      <mn>12</mn>
                    </mrow>
                    <msub>
                      <mi>a</mi>
                      <mn>4</mn>
                    </msub>
                    <mrow>
                      <msup>
                        <mi>x</mi>
                        <mn>2</mn>
                      </msup>
                      <mo stretchy="false">+</mo>
                      <mn>20</mn>
                    </mrow>
                    <msub>
                      <mi>a</mi>
                      <mn>5</mn>
                    </msub>
                    <mrow>
                      <msup>
                        <mi>x</mi>
                        <mn>3</mn>
                      </msup>
                      <mo stretchy="false">+</mo>
                      <mn>30</mn>
                    </mrow>
                    <msub>
                      <mi>a</mi>
                      <mn>6</mn>
                    </msub>
                    <mrow>
                      <msup>
                        <mi>x</mi>
                        <mn>4</mn>
                      </msup>
                      <mo stretchy="false">+</mo>
                      <mo stretchy="false">⋯</mo>
                    </mrow>
                  </mrow>
                </mrow>
                <mo fence="true" form="postfix" stretchy="true">)</mo>
              </mrow>
              <mo stretchy="false">−</mo>
              <mrow>
                <mo fence="true" form="prefix" stretchy="true">(</mo>
                <mrow>
                  <mrow>
                    <mrow>
                      <mi>x</mi>
                      <mo stretchy="false">−</mo>
                      <mfrac>
                        <mn>1</mn>
                        <mrow>
                          <mn>3</mn>
                          <mo stretchy="false">!</mo>
                        </mrow>
                      </mfrac>
                    </mrow>
                    <mrow>
                      <msup>
                        <mi>x</mi>
                        <mn>3</mn>
                      </msup>
                      <mo stretchy="false">+</mo>
                      <mfrac>
                        <mn>1</mn>
                        <mrow>
                          <mn>5</mn>
                          <mo stretchy="false">!</mo>
                        </mrow>
                      </mfrac>
                    </mrow>
                    <mrow>
                      <msup>
                        <mi>x</mi>
                        <mn>5</mn>
                      </msup>
                      <mo stretchy="false">−</mo>
                      <mfrac>
                        <mn>1</mn>
                        <mrow>
                          <mn>7</mn>
                          <mo stretchy="false">!</mo>
                        </mrow>
                      </mfrac>
                    </mrow>
                    <mrow>
                      <msup>
                        <mi>x</mi>
                        <mn>7</mn>
                      </msup>
                      <mo stretchy="false">+</mo>
                      <mo stretchy="false">⋯</mo>
                    </mrow>
                  </mrow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row>
                    <mrow>
                      <msub>
                        <mi>a</mi>
                        <mn>0</mn>
                      </msub>
                      <mo stretchy="false">+</mo>
                      <msub>
                        <mi>a</mi>
                        <mn>1</mn>
                      </msub>
                    </mrow>
                    <mrow>
                      <mi>x</mi>
                      <mo stretchy="false">+</mo>
                      <msub>
                        <mi>a</mi>
                        <mn>2</mn>
                      </msub>
                    </mrow>
                    <mrow>
                      <msup>
                        <mi>x</mi>
                        <mn>2</mn>
                      </msup>
                      <mo stretchy="false">+</mo>
                      <msub>
                        <mi>a</mi>
                        <mn>3</mn>
                      </msub>
                    </mrow>
                    <mrow>
                      <msup>
                        <mi>x</mi>
                        <mn>3</mn>
                      </msup>
                      <mo stretchy="false">+</mo>
                      <msub>
                        <mi>a</mi>
                        <mn>4</mn>
                      </msub>
                    </mrow>
                    <mrow>
                      <msup>
                        <mi>x</mi>
                        <mn>4</mn>
                      </msup>
                      <mo stretchy="false">+</mo>
                      <mo stretchy="false">⋯</mo>
                    </mrow>
                  </mrow>
                </mrow>
                <mo fence="true" form="postfix" stretchy="true">)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row>
                <mo fence="true" form="prefix" stretchy="true">(</mo>
                <mrow>
                  <mrow>
                    <mn>2</mn>
                    <mrow>
                      <msub>
                        <mi>a</mi>
                        <mn>2</mn>
                      </msub>
                      <mo stretchy="false">+</mo>
                      <mn>6</mn>
                    </mrow>
                    <msub>
                      <mi>a</mi>
                      <mn>3</mn>
                    </msub>
                    <mrow>
                      <mi>x</mi>
                      <mo stretchy="false">+</mo>
                      <mn>12</mn>
                    </mrow>
                    <msub>
                      <mi>a</mi>
                      <mn>4</mn>
                    </msub>
                    <mrow>
                      <msup>
                        <mi>x</mi>
                        <mn>2</mn>
                      </msup>
                      <mo stretchy="false">+</mo>
                      <mn>20</mn>
                    </mrow>
                    <msub>
                      <mi>a</mi>
                      <mn>5</mn>
                    </msub>
                    <mrow>
                      <msup>
                        <mi>x</mi>
                        <mn>3</mn>
                      </msup>
                      <mo stretchy="false">+</mo>
                      <mn>30</mn>
                    </mrow>
                    <msub>
                      <mi>a</mi>
                      <mn>6</mn>
                    </msub>
                    <mrow>
                      <msup>
                        <mi>x</mi>
                        <mn>4</mn>
                      </msup>
                      <mo stretchy="false">+</mo>
                      <mo stretchy="false">⋯</mo>
                    </mrow>
                  </mrow>
                </mrow>
                <mo fence="true" form="postfix" stretchy="true">)</mo>
              </mrow>
              <mo stretchy="false">−</mo>
              <msub>
                <mi>a</mi>
                <mn>0</mn>
              </msub>
            </mrow>
            <mrow>
              <mi>x</mi>
              <mo stretchy="false">−</mo>
              <msub>
                <mi>a</mi>
                <mn>1</mn>
              </msub>
            </mrow>
            <mrow>
              <msup>
                <mi>x</mi>
                <mn>2</mn>
              </msup>
              <mo stretchy="false">−</mo>
              <msub>
                <mi>a</mi>
                <mn>2</mn>
              </msub>
            </mrow>
            <mrow>
              <msup>
                <msup>
                  <mi>x</mi>
                  <mn>3</mn>
                </msup>
                <mrow/>
              </msup>
              <mo stretchy="false">−</mo>
              <msub>
                <mi>a</mi>
                <mn>3</mn>
              </msub>
            </mrow>
            <mrow>
              <msup>
                <mi>x</mi>
                <mn>4</mn>
              </msup>
              <mo stretchy="false">−</mo>
              <msub>
                <mi>a</mi>
                <mn>4</mn>
              </msub>
            </mrow>
            <mrow>
              <msup>
                <mi>x</mi>
                <mn>5</mn>
              </msup>
              <mo stretchy="false">−</mo>
              <mo stretchy="false">⋯</mo>
              <mo stretchy="false">+</mo>
              <mfrac>
                <msub>
                  <mi>a</mi>
                  <mn>0</mn>
                </msub>
                <mrow>
                  <mn>3</mn>
                  <mo stretchy="false">!</mo>
                </mrow>
              </mfrac>
            </mrow>
            <mrow>
              <msup>
                <mi>x</mi>
                <mn>3</mn>
              </msup>
              <mo stretchy="false">+</mo>
              <mfrac>
                <msub>
                  <mi>a</mi>
                  <mn>1</mn>
                </msub>
                <mrow>
                  <mn>3</mn>
                  <mo stretchy="false">!</mo>
                </mrow>
              </mfrac>
            </mrow>
            <mrow>
              <msup>
                <mi>x</mi>
                <mn>4</mn>
              </msup>
              <mo stretchy="false">+</mo>
              <mfrac>
                <msub>
                  <mi>a</mi>
                  <mn>2</mn>
                </msub>
                <mrow>
                  <mn>3</mn>
                  <mo stretchy="false">!</mo>
                </mrow>
              </mfrac>
            </mrow>
            <mrow>
              <msup>
                <mi>x</mi>
                <mn>5</mn>
              </msup>
              <mo stretchy="false">+</mo>
              <mo stretchy="false">⋯</mo>
              <mo stretchy="false">−</mo>
              <mfrac>
                <msub>
                  <mi>a</mi>
                  <mn>0</mn>
                </msub>
                <mrow>
                  <mn>5</mn>
                  <mo stretchy="false">!</mo>
                </mrow>
              </mfrac>
            </mrow>
            <mrow>
              <mrow>
                <msup>
                  <mi>x</mi>
                  <mn>5</mn>
                </msup>
                <mo stretchy="false">−</mo>
                <mo stretchy="false">⋯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n>2</mn>
            <mrow>
              <msub>
                <mi>a</mi>
                <mn>2</mn>
              </msub>
              <mo stretchy="false">=</mo>
              <mspace width="2em"/>
            </mrow>
            <mn>0</mn>
            <mspace width="2em"/>
            <mo stretchy="false">→</mo>
            <mspace width="2em"/>
            <msub>
              <mi>a</mi>
              <mn>2</mn>
            </msub>
            <mrow>
              <mspace width="2em"/>
              <mo stretchy="false">=</mo>
              <mspace width="2em"/>
            </mrow>
            <mn>0</mn>
          </mrow>
        </mtd>
      </mtr>
      <mtr>
        <mtd>
          <mrow>
            <mrow>
              <mrow>
                <mn>6</mn>
                <mrow>
                  <msub>
                    <mi>a</mi>
                    <mn>3</mn>
                  </msub>
                  <mo stretchy="false">−</mo>
                  <msub>
                    <mi>a</mi>
                    <mn>0</mn>
                  </msub>
                </mrow>
              </mrow>
              <mo stretchy="false">=</mo>
              <mn>0</mn>
            </mrow>
            <mspace width="2em"/>
            <mo stretchy="false">→</mo>
            <mspace width="2em"/>
            <mrow>
              <msub>
                <mi>a</mi>
                <mn>3</mn>
              </msub>
              <mo stretchy="false">=</mo>
              <mfrac>
                <msub>
                  <mi>a</mi>
                  <mn>0</mn>
                </msub>
                <mn>6</mn>
              </mfrac>
            </mrow>
          </mrow>
        </mtd>
      </mtr>
      <mtr>
        <mtd>
          <mrow>
            <mn>12</mn>
            <mrow>
              <mrow>
                <msub>
                  <mi>a</mi>
                  <mn>4</mn>
                </msub>
                <mo stretchy="false">−</mo>
                <msub>
                  <mi>a</mi>
                  <mn>1</mn>
                </msub>
              </mrow>
              <mo stretchy="false">=</mo>
              <mn>0</mn>
            </mrow>
            <mspace width="2em"/>
            <mo stretchy="false">→</mo>
            <mspace width="2em"/>
            <mrow>
              <msub>
                <mi>a</mi>
                <mn>4</mn>
              </msub>
              <mo stretchy="false">=</mo>
              <mfrac>
                <msub>
                  <mi>a</mi>
                  <mn>1</mn>
                </msub>
                <mn>12</mn>
              </mfrac>
            </mrow>
          </mrow>
        </mtd>
      </mtr>
      <mtr>
        <mtd>
          <mrow>
            <mn>20</mn>
            <mrow>
              <msub>
                <mi>a</mi>
                <mn>5</mn>
              </msub>
              <mo stretchy="false">−</mo>
              <msub>
                <mi>a</mi>
                <mn>2</mn>
              </msub>
              <mo stretchy="false">+</mo>
              <mfrac>
                <msub>
                  <mi>a</mi>
                  <mn>0</mn>
                </msub>
                <mrow>
                  <mn>3</mn>
                  <mo stretchy="false">!</mo>
                </mrow>
              </mfrac>
              <mo stretchy="false">=</mo>
              <mn>0</mn>
            </mrow>
            <mspace width="2em"/>
            <mo stretchy="false">→</mo>
            <mspace width="2em"/>
            <mrow>
              <msub>
                <mi>a</mi>
                <mn>5</mn>
              </msub>
              <mo stretchy="false">=</mo>
              <mfrac>
                <msub>
                  <mi>a</mi>
                  <mn>2</mn>
                </msub>
                <mn>20</mn>
              </mfrac>
              <mo stretchy="false">−</mo>
              <mfrac>
                <msub>
                  <mi>a</mi>
                  <mn>0</mn>
                </msub>
                <mrow>
                  <mn>20</mn>
                  <mo stretchy="false">⋅</mo>
                  <mrow>
                    <mn>3</mn>
                    <mo stretchy="false">!</mo>
                  </mrow>
                </mrow>
              </mfrac>
            </mrow>
            <mspace width="2em"/>
            <mo stretchy="false">→</mo>
            <mspace width="2em"/>
            <mrow>
              <msub>
                <mi>a</mi>
                <mn>5</mn>
              </msub>
              <mo stretchy="false">=</mo>
              <mn>0</mn>
              <mo stretchy="false">−</mo>
              <mfrac>
                <msub>
                  <mi>a</mi>
                  <mn>0</mn>
                </msub>
                <mn>120</mn>
              </mfrac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i mathvariant="normal">1</mi>
              <mo stretchy="false">−</mo>
              <mfrac>
                <mrow>
                  <mi mathvariant="normal">1</mi>
                </mrow>
                <mrow>
                  <mi mathvariant="normal">6</mi>
                </mrow>
              </mfrac>
            </mrow>
            <mrow>
              <msup>
                <mrow>
                  <mo fence="true" form="prefix" stretchy="true">(</mo>
                  <mrow>
                    <mrow>
                      <mrow>
                        <mi>x</mi>
                        <mo stretchy="false">−</mo>
                        <mi>π</mi>
                      </mrow>
                    </mrow>
                  </mrow>
                  <mo fence="true" form="postfix" stretchy="true">)</mo>
                </mrow>
                <mrow>
                  <mi mathvariant="normal">3</mi>
                </mrow>
              </msup>
              <mo stretchy="false">+</mo>
              <mfrac>
                <mrow>
                  <mi mathvariant="normal">1</mi>
                </mrow>
                <mrow>
                  <mi>120</mi>
                </mrow>
              </mfrac>
            </mrow>
            <mrow>
              <msup>
                <mrow>
                  <mo fence="true" form="prefix" stretchy="true">(</mo>
                  <mrow>
                    <mrow>
                      <mrow>
                        <mi>x</mi>
                        <mo stretchy="false">−</mo>
                        <mi>π</mi>
                      </mrow>
                    </mrow>
                  </mrow>
                  <mo fence="true" form="postfix" stretchy="true">)</mo>
                </mrow>
                <mrow>
                  <msup>
                    <mrow>
                      <mi mathvariant="normal">5</mi>
                    </mrow>
                    <mrow/>
                  </msup>
                </mrow>
              </msup>
              <mo stretchy="false">+</mo>
              <mo stretchy="false">⋯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i mathvariant="normal">❑</mi>
        </mtd>
      </mtr>
    </mtable>
    <annotation encoding="StarMath 5.0">{ y ′ { ′ - sin } left ( x right ) { y = 0 } ~ rightarrow ~ y { ( π ) = 1 } e y ′ { ( π ) = 0 } } newline { y = sum to { infinity } from { { n = 0 } } { a _ n left ( x right ) ^ n } } newline { y { ' = sum to { infinity } from { { n = 1 } } { n a _ n left ( x right ) ^ { n - 1 } } } } newline { y ' { ' = sum to { infinity } from { { n = 2 } } { n left ( { n - 1 } right ) a _ n left ( x right ) ^ { n - 2 } } } } newline { e ^ { } = sum to { infinity } from { { n = 0 } } { x ^ n over fact n } } newline { sin { ( x ) = sum to { infinity } from { { n = 0 } } { { x ^ { 2 { n + 1 } } over fact left ( { 2 { n + 1 } } right ) } left ( - 1 right ) ^ n } } } newline { } newline { { sum to { infinity } from { { n = 2 } } { n left ( { n - 1 } right ) a _ n left ( x right ) ^ { n - 2 } } - sum to { infinity } from { { n = 0 } } { { x ^ { 2 { n + 1 } } over fact left ( { 2 { n + 1 } } right ) } { left ( - 1 right ) ^ { 2 { n + 1 } } cdot sum to { infinity } from { { n = 0 } } { a _ n left ( x right ) ^ n } } } } = 0 } newline { { left ( { 2 { a _ 2 + 6 } a _ 3 { x + 12 } a _ 4 { x ^ 2 + 20 } a _ 5 { x ^ 3 + 30 } a _ 6 { x ^ 4 + dotsaxis } } right ) - left ( { { x - { 1 over fact 3 } } { x ^ 3 + { 1 over fact 5 } } { x ^ 5 - { 1 over fact 7 } } { x ^ 7 + dotsaxis } } right ) } { left ( { { a _ 0 + a _ 1 } { x + a _ 2 } { x ^ 2 + a _ 3 } { x ^ 3 + a _ 4 } { x ^ 4 + dotsaxis } } right ) = 0 } } newline { } newline { { left ( { 2 { a _ 2 + 6 } a _ 3 { x + 12 } a _ 4 { x ^ 2 + 20 } a _ 5 { x ^ 3 + 30 } a _ 6 { x ^ 4 + dotsaxis } } right ) - a _ 0 } { x - a _ 1 } { x ^ 2 - a _ 2 } { x ^ 3 ^ { } - a _ 3 } { x ^ 4 - a _ 4 } { { x ^ 5 - dotsaxis } + { a _ 0 over fact 3 } } { x ^ 3 + { a _ 1 over fact 3 } } { x ^ 4 + { a _ 2 over fact 3 } } { { x ^ 5 + dotsaxis } - { a _ 0 over fact 5 } } { { x ^ 5 - dotsaxis } = 0 } } newline { } newline { 2 { a _ 2 = ~ } 0 ~ rightarrow ~ a _ 2 { ~ = ~ } 0 } newline { { { 6 { a _ 3 - a _ 0 } } = 0 } ~ rightarrow ~ { a _ 3 = { a _ 0 over 6 } } } newline { 12 { { a _ 4 - a _ 1 } = 0 } ~ rightarrow ~ { a _ 4 = { a _ 1 over 12 } } } newline { 20 { { { a _ 5 - a _ 2 } + { a _ 0 over fact 3 } } = 0 } ~ rightarrow ~ { a _ 5 = { { a _ 2 over 20 } - { a _ 0 over { 20 cdot fact 3 } } } } ~ rightarrow ~ { a _ 5 = { 0 - { a _ 0 over 120 } } } } newline { } newline { { y = { 1 - { 1 over 6 } } } { left ( { x - π } right ) ^ 3 + { 1 over 120 } } { left ( { x - π } right ) ^ { 5 ^ { } } + dotsaxis }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9:54:30.798000000</meta:creation-date>
    <dc:date>2024-06-13T19:59:11.317000000</dc:date>
    <meta:editing-duration>PT4M40S</meta:editing-duration>
    <meta:editing-cycles>2</meta:editing-cycles>
    <meta:generator>LibreOffice/24.2.3.2$Windows_X86_64 LibreOffice_project/433d9c2ded56988e8a90e6b2e771ee4e6a5ab2ba</meta:generator>
  </office:meta>
</office:document-meta>
</file>